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236cm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style:writing-mode="page"/>
    </style:style>
    <style:style style:name="Table19.3" style:family="table-row">
      <style:table-row-properties style:min-row-height="0.236cm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8.5cm" style:rel-column-width="32767*"/>
    </style:style>
    <style:style style:name="Table31.B" style:family="table-column">
      <style:table-column-properties style:column-width="8.5cm" style:rel-column-width="32768*"/>
    </style:style>
    <style:style style:name="Table31.A1" style:family="table-cell">
      <style:table-cell-properties style:writing-mode="page"/>
    </style:style>
    <style:style style:name="Table31.3" style:family="table-row">
      <style:table-row-properties style:min-row-height="0.236cm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8.5cm" style:rel-column-width="32767*"/>
    </style:style>
    <style:style style:name="Table32.B" style:family="table-column">
      <style:table-column-properties style:column-width="8.5cm" style:rel-column-width="32768*"/>
    </style:style>
    <style:style style:name="Table32.A1" style:family="table-cell">
      <style:table-cell-properties style:writing-mode="page"/>
    </style:style>
    <style:style style:name="Table32.3" style:family="table-row">
      <style:table-row-properties style:min-row-height="0.236cm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8.5cm" style:rel-column-width="32767*"/>
    </style:style>
    <style:style style:name="Table33.B" style:family="table-column">
      <style:table-column-properties style:column-width="8.5cm" style:rel-column-width="32768*"/>
    </style:style>
    <style:style style:name="Table33.A1" style:family="table-cell">
      <style:table-cell-properties style:writing-mode="page"/>
    </style:style>
    <style:style style:name="Table33.3" style:family="table-row">
      <style:table-row-properties style:min-row-height="0.236cm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8.5cm" style:rel-column-width="32767*"/>
    </style:style>
    <style:style style:name="Table21.B" style:family="table-column">
      <style:table-column-properties style:column-width="8.5cm" style:rel-column-width="32768*"/>
    </style:style>
    <style:style style:name="Table21.A1" style:family="table-cell">
      <style:table-cell-properties style:writing-mode="page"/>
    </style:style>
    <style:style style:name="Table21.3" style:family="table-row">
      <style:table-row-properties style:min-row-height="0.236cm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8.5cm" style:rel-column-width="32767*"/>
    </style:style>
    <style:style style:name="Table35.B" style:family="table-column">
      <style:table-column-properties style:column-width="8.5cm" style:rel-column-width="32768*"/>
    </style:style>
    <style:style style:name="Table35.A1" style:family="table-cell">
      <style:table-cell-properties style:writing-mode="page"/>
    </style:style>
    <style:style style:name="Table35.3" style:family="table-row">
      <style:table-row-properties style:min-row-height="0.236cm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style:writing-mode="page"/>
    </style:style>
    <style:style style:name="Table36.3" style:family="table-row">
      <style:table-row-properties style:min-row-height="0.236cm"/>
    </style:style>
    <style:style style:name="P1" style:family="paragraph" style:parent-style-name="Standard">
      <style:text-properties style:font-name="Calibri" fo:font-size="18pt" fo:language="it" fo:country="IT" fo:font-weight="bold" officeooo:paragraph-rsid="001c7c1a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fo:language="it" fo:country="IT" officeooo:paragraph-rsid="001c7c1a"/>
    </style:style>
    <style:style style:name="P3" style:family="paragraph" style:parent-style-name="Standard">
      <style:text-properties style:font-name="Calibri" fo:font-size="16pt" fo:language="it" fo:country="IT" fo:font-weight="bold" officeooo:paragraph-rsid="001c7c1a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libri" fo:language="it" fo:country="IT" officeooo:rsid="0026db01" officeooo:paragraph-rsid="0026db01"/>
    </style:style>
    <style:style style:name="P5" style:family="paragraph" style:parent-style-name="Standard" style:list-style-name="L2">
      <style:text-properties style:font-name="Calibri" fo:language="it" fo:country="IT" officeooo:rsid="0026db01" officeooo:paragraph-rsid="0026db01"/>
    </style:style>
    <style:style style:name="P6" style:family="paragraph" style:parent-style-name="Standard">
      <style:text-properties style:font-name="Calibri" fo:font-size="12pt" fo:language="it" fo:country="IT" fo:font-weight="normal" officeooo:rsid="002036d8" officeooo:paragraph-rsid="001c7c1a" style:font-size-asian="12pt" style:font-weight-asian="normal" style:font-size-complex="12pt" style:font-weight-complex="normal"/>
    </style:style>
    <style:style style:name="P7" style:family="paragraph" style:parent-style-name="Standard">
      <style:text-properties fo:language="it" fo:country="IT" officeooo:paragraph-rsid="001c7c1a"/>
    </style:style>
    <style:style style:name="P8" style:family="paragraph" style:parent-style-name="Standard">
      <style:text-properties fo:language="it" fo:country="IT" fo:font-weight="bold" officeooo:paragraph-rsid="001c7c1a" style:font-weight-asian="bold" style:font-weight-complex="bold"/>
    </style:style>
    <style:style style:name="P9" style:family="paragraph" style:parent-style-name="Standard">
      <style:text-properties style:font-name="Calibri" fo:font-size="12pt" fo:language="it" fo:country="IT" fo:font-weight="normal" officeooo:rsid="0020bdca" officeooo:paragraph-rsid="001c7c1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8128f" officeooo:paragraph-rsid="002812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1c7c1a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fo:font-weight="bold" officeooo:rsid="0028128f" officeooo:paragraph-rsid="0028128f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0bdca" officeooo:paragraph-rsid="001c7c1a" style:font-size-asian="12pt" style:font-size-complex="12pt"/>
    </style:style>
    <style:style style:name="P1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322346" officeooo:paragraph-rsid="001c7c1a" style:font-size-asian="12pt" style:font-size-complex="12pt"/>
    </style:style>
    <style:style style:name="P15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1c7c1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language="it" fo:country="IT" fo:font-weight="bold" officeooo:paragraph-rsid="00262e19" style:font-weight-asian="bold" style:font-weight-complex="bold"/>
    </style:style>
    <style:style style:name="P17" style:family="paragraph" style:parent-style-name="Standard">
      <style:text-properties style:font-name="Calibri" fo:font-size="12pt" fo:language="it" fo:country="IT" fo:font-weight="normal" officeooo:rsid="0020bdca" officeooo:paragraph-rsid="00262e1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262e19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0bdca" officeooo:paragraph-rsid="00262e19" style:font-size-asian="12pt" style:font-size-complex="12pt"/>
    </style:style>
    <style:style style:name="P2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8128f" officeooo:paragraph-rsid="0028128f" style:font-size-asian="12pt" style:font-size-complex="12pt"/>
    </style:style>
    <style:style style:name="P21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262e19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language="it" fo:country="IT" fo:font-weight="bold" officeooo:paragraph-rsid="001e890b" style:font-weight-asian="bold" style:font-weight-complex="bold"/>
    </style:style>
    <style:style style:name="P23" style:family="paragraph" style:parent-style-name="Standard">
      <style:text-properties style:font-name="Calibri" fo:font-size="12pt" fo:language="it" fo:country="IT" fo:font-weight="normal" officeooo:rsid="0020bdca" officeooo:paragraph-rsid="001e890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1e890b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0bdca" officeooo:paragraph-rsid="001e890b" style:font-size-asian="12pt" style:font-size-complex="12pt"/>
    </style:style>
    <style:style style:name="P26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1e890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language="it" fo:country="IT" fo:font-weight="bold" officeooo:paragraph-rsid="00288551" style:font-weight-asian="bold" style:font-weight-complex="bold"/>
    </style:style>
    <style:style style:name="P28" style:family="paragraph" style:parent-style-name="Standard">
      <style:text-properties style:font-name="Calibri" fo:font-size="12pt" fo:language="it" fo:country="IT" fo:font-weight="normal" officeooo:rsid="0020bdca" officeooo:paragraph-rsid="0028855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88551" officeooo:paragraph-rsid="002885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288551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fo:font-weight="bold" officeooo:rsid="00288551" officeooo:paragraph-rsid="00288551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0bdca" officeooo:paragraph-rsid="00288551" style:font-size-asian="12pt" style:font-size-complex="12pt"/>
    </style:style>
    <style:style style:name="P3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8128f" officeooo:paragraph-rsid="00288551" style:font-size-asian="12pt" style:font-size-complex="12pt"/>
    </style:style>
    <style:style style:name="P34" style:family="paragraph" style:parent-style-name="Standard">
      <style:paragraph-properties fo:margin-left="1.251cm" fo:text-indent="0cm" style:auto-text-indent="false"/>
      <style:text-properties fo:language="it" fo:country="IT" fo:font-weight="normal" officeooo:paragraph-rsid="00288551" style:font-weight-asian="normal" style:font-weight-complex="normal"/>
    </style:style>
    <style:style style:name="P35" style:family="paragraph" style:parent-style-name="Standard">
      <style:paragraph-properties fo:margin-left="0cm" fo:text-indent="0cm" style:auto-text-indent="false"/>
      <style:text-properties style:font-name="Calibri" fo:font-size="12pt" fo:language="it" fo:country="IT" fo:font-weight="normal" officeooo:rsid="0020bdca" officeooo:paragraph-rsid="001e890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9f7a9" officeooo:paragraph-rsid="0029f7a9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fo:font-weight="bold" officeooo:rsid="002bac19" officeooo:paragraph-rsid="002bac19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bac19" officeooo:paragraph-rsid="002bac19" style:font-size-asian="12pt" style:font-size-complex="12pt"/>
    </style:style>
    <style:style style:name="P39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bac19" officeooo:paragraph-rsid="002bac19" style:font-size-asian="12pt" style:font-weight-asian="normal" style:font-size-complex="12pt" style:font-weight-complex="normal"/>
    </style:style>
    <style:style style:name="T1" style:family="text">
      <style:text-properties officeooo:rsid="0028128f"/>
    </style:style>
    <style:style style:name="T2" style:family="text">
      <style:text-properties style:font-name="Calibri" fo:font-size="12pt" fo:font-weight="normal" officeooo:rsid="0020bdca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officeooo:rsid="0020bdca" style:font-size-asian="12pt" style:font-size-complex="12pt"/>
    </style:style>
    <style:style style:name="T4" style:family="text">
      <style:text-properties style:font-name="Calibri" fo:font-size="12pt" fo:font-style="italic" officeooo:rsid="0028128f" style:font-size-asian="12pt" style:font-style-asian="italic" style:font-size-complex="12pt" style:font-style-complex="italic"/>
    </style:style>
    <style:style style:name="T5" style:family="text">
      <style:text-properties style:font-name="Calibri" fo:font-size="12pt" officeooo:rsid="0028128f" style:font-size-asian="12pt" style:font-size-complex="12pt"/>
    </style:style>
    <style:style style:name="T6" style:family="text">
      <style:text-properties officeooo:rsid="00322346"/>
    </style:style>
    <style:style style:name="T7" style:family="text">
      <style:text-properties fo:font-style="italic" officeooo:rsid="0028128f" style:font-style-asian="italic" style:font-style-complex="italic"/>
    </style:style>
    <style:style style:name="T8" style:family="text">
      <style:text-properties officeooo:rsid="001e890b"/>
    </style:style>
    <style:style style:name="T9" style:family="text">
      <style:text-properties style:font-name="Calibri" fo:font-size="12pt" fo:font-style="italic" officeooo:rsid="001e890b" style:font-size-asian="12pt" style:font-style-asian="italic" style:font-size-complex="12pt" style:font-style-complex="italic"/>
    </style:style>
    <style:style style:name="T10" style:family="text">
      <style:text-properties fo:font-style="italic" officeooo:rsid="001e890b" style:font-style-asian="italic" style:font-style-complex="italic"/>
    </style:style>
    <style:style style:name="T11" style:family="text">
      <style:text-properties style:font-name="Calibri" fo:font-size="12pt" officeooo:rsid="00288551" style:font-size-asian="12pt" style:font-size-complex="12pt"/>
    </style:style>
    <style:style style:name="T12" style:family="text">
      <style:text-properties style:font-name="Calibri" fo:font-size="12pt" officeooo:rsid="0020bdca" style:font-size-asian="10.5pt" style:font-size-complex="12pt"/>
    </style:style>
    <style:style style:name="T13" style:family="text">
      <style:text-properties style:font-name="Calibri" fo:font-size="12pt" fo:font-style="italic" officeooo:rsid="0028128f" style:font-size-asian="10.5pt" style:font-style-asian="italic" style:font-size-complex="12pt" style:font-style-complex="italic"/>
    </style:style>
    <style:style style:name="T14" style:family="text">
      <style:text-properties style:font-name="Calibri" fo:font-size="12pt" officeooo:rsid="00288551" style:font-size-asian="10.5pt" style:font-size-complex="12pt"/>
    </style:style>
    <style:style style:name="T15" style:family="text">
      <style:text-properties style:font-name="Calibri" fo:font-size="12pt" officeooo:rsid="001e890b" style:font-size-asian="10.5pt" style:font-size-complex="12pt"/>
    </style:style>
    <style:style style:name="T16" style:family="text">
      <style:text-properties fo:font-weight="bold" style:font-size-asian="12pt" style:font-weight-asian="bold" style:font-weight-complex="bold"/>
    </style:style>
    <style:style style:name="T17" style:family="text">
      <style:text-properties fo:font-style="italic" fo:font-weight="bold" officeooo:rsid="00288551" style:font-size-asian="12pt" style:font-style-asian="italic" style:font-weight-asian="bold" style:font-style-complex="italic" style:font-weight-complex="bold"/>
    </style:style>
    <style:style style:name="T18" style:family="text">
      <style:text-properties fo:font-weight="bold" officeooo:rsid="00288551" style:font-size-asian="12pt" style:font-weight-asian="bold" style:font-weight-complex="bold"/>
    </style:style>
    <style:style style:name="T19" style:family="text">
      <style:text-properties fo:font-style="italic" officeooo:rsid="002bac19" style:font-style-asian="italic" style:font-style-complex="italic"/>
    </style:style>
    <style:style style:name="T20" style:family="text">
      <style:text-properties officeooo:rsid="002bac19"/>
    </style:style>
    <style:style style:name="T21" style:family="text">
      <style:text-properties style:font-name="Calibri" fo:font-size="12pt" fo:font-style="italic" officeooo:rsid="002bac19" style:font-size-asian="12pt" style:font-style-asian="italic" style:font-size-complex="12pt" style:font-style-complex="italic"/>
    </style:style>
    <style:style style:name="T22" style:family="text">
      <style:text-properties style:font-name="Calibri" fo:font-size="12pt" officeooo:rsid="002bac19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CONCETTUALE</text:p>
      <text:p text:style-name="P2"/>
      <text:p text:style-name="P3">Entità individuate:</text:p>
      <text:list text:style-name="L1">
        <text:list-item>
          <text:p text:style-name="P4">Cavallo: Nome, Anno, Sesso, ID (PK)</text:p>
        </text:list-item>
        <text:list-item>
          <text:p text:style-name="P4">Tipologia: Nome, ID (PK)</text:p>
        </text:list-item>
        <text:list-item>
          <text:p text:style-name="P4">Specialita: Nome, ID (PK)</text:p>
        </text:list-item>
        <text:list-item>
          <text:p text:style-name="P4">Razza: Nome, ID (PK)</text:p>
        </text:list-item>
        <text:list-item>
          <text:p text:style-name="P4">Nazione: Nome, ID (PK)</text:p>
        </text:list-item>
        <text:list-item>
          <text:p text:style-name="P4">Scuderia: Nome, ID (PK)</text:p>
        </text:list-item>
        <text:list-item>
          <text:p text:style-name="P4">Gara: Codice (PK), Data, Orario, Durata, Denominazione</text:p>
        </text:list-item>
        <text:list-item>
          <text:p text:style-name="P4">Partecipazione: Posizione, ID (PK)</text:p>
        </text:list-item>
        <text:list-item>
          <text:p text:style-name="P4">Fantino: Nome, Cognome, Sesso, Data, ID (PK)</text:p>
        </text:list-item>
      </text:list>
      <text:p text:style-name="P2"/>
      <text:p text:style-name="P3">Associazioni indivuate:</text:p>
      <text:list text:style-name="L2">
        <text:list-item>
          <text:p text:style-name="P5">Cavallo-Razza: Appartenere</text:p>
        </text:list-item>
        <text:list-item>
          <text:p text:style-name="P5">Cavallo-Partecipazione: Presidiare</text:p>
        </text:list-item>
        <text:list-item>
          <text:p text:style-name="P5">Gara-Partecipazione: Corrisponde</text:p>
        </text:list-item>
        <text:list-item>
          <text:p text:style-name="P5">Partecipazione-Fantino: Condurre</text:p>
        </text:list-item>
        <text:list-item>
          <text:p text:style-name="P5">Cavallo-Scuderia: Appartenere</text:p>
        </text:list-item>
        <text:list-item>
          <text:p text:style-name="P5">Scuderia-Nazione: Appartenere</text:p>
        </text:list-item>
        <text:list-item>
          <text:p text:style-name="P5">Tipologia-Specialita: Appartenere</text:p>
        </text:list-item>
        <text:list-item>
          <text:p text:style-name="P5">Gara-Specialita: <text:span text:style-name="T1">Appartenere</text:span></text:p>
        </text:list-item>
      </text:list>
      <text:p text:style-name="P6"/>
      <text:p text:style-name="P7"><text:span text:style-name="T2"/></text:p>
      <text:p text:style-name="P8"><text:span text:style-name="T3">Associazione </text:span><text:span text:style-name="T4">Appartenere</text:span><text:span text:style-name="T3"> tra </text:span><text:span text:style-name="T5">Cavallo-Razza</text:span><text:span text:style-name="T3">:</text:span></text:p>
      <text:p text:style-name="P9"/>
      <text:p text:style-name="P10">Ad una Razza possono appartenere uno o più Cavalli.</text:p>
      <text:p text:style-name="P10">Un Cavallo deve appartenere ad una Razza.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avallo</text:p>
          </table:table-cell>
          <table:table-cell table:style-name="Table1.A1" office:value-type="string">
            <text:p text:style-name="P12">Razza</text:p>
          </table:table-cell>
        </table:table-row>
        <table:table-row>
          <table:table-cell table:style-name="Table1.A1" office:value-type="string">
            <text:p text:style-name="P13">1 </text:p>
          </table:table-cell>
          <table:table-cell table:style-name="Table1.A1" office:value-type="string">
            <text:p text:style-name="P13"><text:span text:style-name="T6">1</text:span>..<text:span text:style-name="T6">1</text:span></text:p>
          </table:table-cell>
        </table:table-row>
        <table:table-row table:style-name="Table1.3">
          <table:table-cell table:style-name="Table1.A1" office:value-type="string">
            <text:p text:style-name="P14">0..N</text:p>
          </table:table-cell>
          <table:table-cell table:style-name="Table1.A1" office:value-type="string">
            <text:p text:style-name="P13">1</text:p>
          </table:table-cell>
        </table:table-row>
        <table:table-row>
          <table:table-cell table:style-name="Table1.A1" office:value-type="string">
            <text:p text:style-name="P14">N</text:p>
          </table:table-cell>
          <table:table-cell table:style-name="Table1.A1" office:value-type="string">
            <text:p text:style-name="P14">1</text:p>
          </table:table-cell>
        </table:table-row>
      </table:table>
      <text:p text:style-name="P11"/>
      <text:p text:style-name="P15">L’associazione <text:span text:style-name="T7">Appartenere</text:span> tra <text:span text:style-name="T1">Razza-Cavallo</text:span><text:span text:style-name="T8"> </text:span>è di tipo 1:N.</text:p>
      <text:p text:style-name="P15"/>
      <text:p text:style-name="P16"><text:span text:style-name="T3">Associazione </text:span><text:span text:style-name="T4">Presidiare</text:span><text:span text:style-name="T3"> tra </text:span><text:span text:style-name="T5">Cavallo-Partecipazione</text:span><text:span text:style-name="T3">:</text:span></text:p>
      <text:p text:style-name="P17"/>
      <text:p text:style-name="P10">Un Cavallo può presidiare in una o più Partecipazioni.</text:p>
      <text:p text:style-name="P10">In una Partecipazione deve presidiare un Cavallo.</text:p>
      <text:p text:style-name="P18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2">Cavallo</text:p>
          </table:table-cell>
          <table:table-cell table:style-name="Table19.A1" office:value-type="string">
            <text:p text:style-name="P12">Partecipazione</text:p>
          </table:table-cell>
        </table:table-row>
        <table:table-row>
          <table:table-cell table:style-name="Table19.A1" office:value-type="string">
            <text:p text:style-name="P19">1 </text:p>
          </table:table-cell>
          <table:table-cell table:style-name="Table19.A1" office:value-type="string">
            <text:p text:style-name="P20">0..N</text:p>
          </table:table-cell>
        </table:table-row>
        <table:table-row table:style-name="Table19.3">
          <table:table-cell table:style-name="Table19.A1" office:value-type="string">
            <text:p text:style-name="P20">1..1</text:p>
          </table:table-cell>
          <table:table-cell table:style-name="Table19.A1" office:value-type="string">
            <text:p text:style-name="P19">1</text:p>
          </table:table-cell>
        </table:table-row>
        <table:table-row>
          <table:table-cell table:style-name="Table19.A1" office:value-type="string">
            <text:p text:style-name="P20">1</text:p>
          </table:table-cell>
          <table:table-cell table:style-name="Table19.A1" office:value-type="string">
            <text:p text:style-name="P20">N</text:p>
          </table:table-cell>
        </table:table-row>
      </table:table>
      <text:p text:style-name="P18"/>
      <text:p text:style-name="P21">L’associazione <text:span text:style-name="T7">Presidiare</text:span> tra <text:span text:style-name="T1">Cavallo-Partecipazione</text:span><text:span text:style-name="T8"> </text:span>è di tipo 1:N.</text:p>
      <text:p text:style-name="P15"/>
      <text:p text:style-name="P22"><text:soft-page-break/><text:span text:style-name="T3">Associazione </text:span><text:span text:style-name="T9">Corrispondere</text:span><text:span text:style-name="T3"> tra </text:span><text:span text:style-name="T5">Gara-Partecipazione</text:span><text:span text:style-name="T3">:</text:span></text:p>
      <text:p text:style-name="P23"/>
      <text:p text:style-name="P10">Ad una Gara possono corrispondere una o più Partecipazioni.</text:p>
      <text:p text:style-name="P10">Ad una Partecipazione deve corrispondere una Gara.</text:p>
      <text:p text:style-name="P24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2">Gara</text:p>
          </table:table-cell>
          <table:table-cell table:style-name="Table31.A1" office:value-type="string">
            <text:p text:style-name="P12">Partecipazione</text:p>
          </table:table-cell>
        </table:table-row>
        <table:table-row>
          <table:table-cell table:style-name="Table31.A1" office:value-type="string">
            <text:p text:style-name="P25">1 </text:p>
          </table:table-cell>
          <table:table-cell table:style-name="Table31.A1" office:value-type="string">
            <text:p text:style-name="P25"><text:span text:style-name="T1">0</text:span>..<text:span text:style-name="T1">N</text:span></text:p>
          </table:table-cell>
        </table:table-row>
        <table:table-row table:style-name="Table31.3">
          <table:table-cell table:style-name="Table31.A1" office:value-type="string">
            <text:p text:style-name="P20">1..1</text:p>
          </table:table-cell>
          <table:table-cell table:style-name="Table31.A1" office:value-type="string">
            <text:p text:style-name="P25">1</text:p>
          </table:table-cell>
        </table:table-row>
        <table:table-row>
          <table:table-cell table:style-name="Table31.A1" office:value-type="string">
            <text:p text:style-name="P20">1</text:p>
          </table:table-cell>
          <table:table-cell table:style-name="Table31.A1" office:value-type="string">
            <text:p text:style-name="P20">N</text:p>
          </table:table-cell>
        </table:table-row>
      </table:table>
      <text:p text:style-name="P24"/>
      <text:p text:style-name="P26">L’associazione <text:span text:style-name="T10">Corrispondere</text:span> tra <text:span text:style-name="T1">Gara-Partecipazieone</text:span><text:span text:style-name="T8"> </text:span>è di tipo 1:N.</text:p>
      <text:p text:style-name="P26"/>
      <text:p text:style-name="P26"/>
      <text:p text:style-name="P22"><text:span text:style-name="T3">Associazione </text:span><text:span text:style-name="T4">Condurre</text:span><text:span text:style-name="T3"> tra </text:span><text:span text:style-name="T5">Fantino-Partecipazione</text:span><text:span text:style-name="T3">:</text:span></text:p>
      <text:p text:style-name="P10">Un Fantino può condurre una o più Partecipazioni.</text:p>
      <text:p text:style-name="P10">Una Partecipazione deve essere condotta da un Fantino</text:p>
      <text:p text:style-name="P24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2">Fantino</text:p>
          </table:table-cell>
          <table:table-cell table:style-name="Table32.A1" office:value-type="string">
            <text:p text:style-name="P12">Partecipazione</text:p>
          </table:table-cell>
        </table:table-row>
        <table:table-row>
          <table:table-cell table:style-name="Table32.A1" office:value-type="string">
            <text:p text:style-name="P25">1 </text:p>
          </table:table-cell>
          <table:table-cell table:style-name="Table32.A1" office:value-type="string">
            <text:p text:style-name="P20">0..N</text:p>
          </table:table-cell>
        </table:table-row>
        <table:table-row table:style-name="Table32.3">
          <table:table-cell table:style-name="Table32.A1" office:value-type="string">
            <text:p text:style-name="P20">1..1</text:p>
          </table:table-cell>
          <table:table-cell table:style-name="Table32.A1" office:value-type="string">
            <text:p text:style-name="P25">1</text:p>
          </table:table-cell>
        </table:table-row>
        <table:table-row>
          <table:table-cell table:style-name="Table32.A1" office:value-type="string">
            <text:p text:style-name="P20">1</text:p>
          </table:table-cell>
          <table:table-cell table:style-name="Table32.A1" office:value-type="string">
            <text:p text:style-name="P20">N</text:p>
          </table:table-cell>
        </table:table-row>
      </table:table>
      <text:p text:style-name="P24"/>
      <text:p text:style-name="P26">L’associazione <text:span text:style-name="T7">Condurre</text:span> tra <text:span text:style-name="T1">Fantino-Partecipazione</text:span><text:span text:style-name="T8"> </text:span>è di tipo 1:N.</text:p>
      <text:p text:style-name="P26"/>
      <text:p text:style-name="P22"><text:span text:style-name="T3">Associazione </text:span><text:span text:style-name="T4">Appartenere</text:span><text:span text:style-name="T3"> tra </text:span><text:span text:style-name="T5">Cavallo-Scuderia</text:span><text:span text:style-name="T3">:</text:span></text:p>
      <text:p text:style-name="P23"/>
      <text:p text:style-name="P10">Ad una Scuderia possono appartenere uno o più Cavalli.</text:p>
      <text:p text:style-name="P10">Un Cavallo deve appartenere ad una Scuderia.</text:p>
      <text:p text:style-name="P24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2">Scuderia</text:p>
          </table:table-cell>
          <table:table-cell table:style-name="Table33.A1" office:value-type="string">
            <text:p text:style-name="P12">Cavallo</text:p>
          </table:table-cell>
        </table:table-row>
        <table:table-row>
          <table:table-cell table:style-name="Table33.A1" office:value-type="string">
            <text:p text:style-name="P25">1 </text:p>
          </table:table-cell>
          <table:table-cell table:style-name="Table33.A1" office:value-type="string">
            <text:p text:style-name="P20">0..N</text:p>
          </table:table-cell>
        </table:table-row>
        <table:table-row table:style-name="Table33.3">
          <table:table-cell table:style-name="Table33.A1" office:value-type="string">
            <text:p text:style-name="P20">1..1</text:p>
          </table:table-cell>
          <table:table-cell table:style-name="Table33.A1" office:value-type="string">
            <text:p text:style-name="P25">1</text:p>
          </table:table-cell>
        </table:table-row>
        <table:table-row>
          <table:table-cell table:style-name="Table33.A1" office:value-type="string">
            <text:p text:style-name="P20">1</text:p>
          </table:table-cell>
          <table:table-cell table:style-name="Table33.A1" office:value-type="string">
            <text:p text:style-name="P20">N</text:p>
          </table:table-cell>
        </table:table-row>
      </table:table>
      <text:p text:style-name="P24"/>
      <text:p text:style-name="P26">L’associazione <text:span text:style-name="T7">Appartenere</text:span> tra <text:span text:style-name="T1">Scuderia-Cavallo</text:span><text:span text:style-name="T8"> </text:span>è di tipo 1:N.</text:p>
      <text:p text:style-name="P26"/>
      <text:p text:style-name="P27"><text:span text:style-name="T3">Associazione </text:span><text:span text:style-name="T4">Appartenere</text:span><text:span text:style-name="T3"> tra </text:span><text:span text:style-name="T11">Scuderia-Nazione</text:span><text:span text:style-name="T3">:</text:span></text:p>
      <text:p text:style-name="P28"/>
      <text:p text:style-name="P29">Ad una Nazione possono appartenere una o più Scuderie.</text:p>
      <text:p text:style-name="P29">Una Scuderia deve appartenere ad una Nazione.</text:p>
      <text:p text:style-name="P30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1">Nazione</text:p>
          </table:table-cell>
          <table:table-cell table:style-name="Table21.A1" office:value-type="string">
            <text:p text:style-name="P31">Scuderia</text:p>
          </table:table-cell>
        </table:table-row>
        <table:table-row>
          <table:table-cell table:style-name="Table21.A1" office:value-type="string">
            <text:p text:style-name="P32">1 </text:p>
          </table:table-cell>
          <table:table-cell table:style-name="Table21.A1" office:value-type="string">
            <text:p text:style-name="P33">0..N</text:p>
          </table:table-cell>
        </table:table-row>
        <table:table-row table:style-name="Table21.3">
          <table:table-cell table:style-name="Table21.A1" office:value-type="string">
            <text:p text:style-name="P33">1..1</text:p>
          </table:table-cell>
          <table:table-cell table:style-name="Table21.A1" office:value-type="string">
            <text:p text:style-name="P32">1</text:p>
          </table:table-cell>
        </table:table-row>
        <table:table-row>
          <table:table-cell table:style-name="Table21.A1" office:value-type="string">
            <text:p text:style-name="P33">1</text:p>
          </table:table-cell>
          <table:table-cell table:style-name="Table21.A1" office:value-type="string">
            <text:p text:style-name="P33">N</text:p>
          </table:table-cell>
        </table:table-row>
      </table:table>
      <text:p text:style-name="P30"/>
      <text:p text:style-name="P34"><text:span text:style-name="T12">L’associazione </text:span><text:span text:style-name="T13">Appartenere</text:span><text:span text:style-name="T12"> tra </text:span><text:span text:style-name="T14">Nazione-Scuderia</text:span><text:span text:style-name="T15"> </text:span><text:span text:style-name="T12">è di tipo 1:N.<text:line-break/><text:line-break/></text:span></text:p>
      <text:p text:style-name="P26"><text:soft-page-break/></text:p>
      <text:p text:style-name="P35"><text:span text:style-name="T16">Associazione </text:span><text:span text:style-name="T17">Appartenere</text:span><text:span text:style-name="T16"> tra </text:span><text:span text:style-name="T18">Tipologia-Specialita</text:span><text:span text:style-name="T16">:</text:span></text:p>
      <text:p text:style-name="P23"/>
      <text:p text:style-name="P29">Ad una Tipologia possono appartenere più Specialità.</text:p>
      <text:p text:style-name="P36">Una Specialità deve appartenere ad una Tipologia.</text:p>
      <text:p text:style-name="P24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37">Tipologia</text:p>
          </table:table-cell>
          <table:table-cell table:style-name="Table35.A1" office:value-type="string">
            <text:p text:style-name="P37">Specialita</text:p>
          </table:table-cell>
        </table:table-row>
        <table:table-row>
          <table:table-cell table:style-name="Table35.A1" office:value-type="string">
            <text:p text:style-name="P25">1 </text:p>
          </table:table-cell>
          <table:table-cell table:style-name="Table35.A1" office:value-type="string">
            <text:p text:style-name="P38">0..N</text:p>
          </table:table-cell>
        </table:table-row>
        <table:table-row table:style-name="Table35.3">
          <table:table-cell table:style-name="Table35.A1" office:value-type="string">
            <text:p text:style-name="P38">1..1</text:p>
          </table:table-cell>
          <table:table-cell table:style-name="Table35.A1" office:value-type="string">
            <text:p text:style-name="P25">1</text:p>
          </table:table-cell>
        </table:table-row>
        <table:table-row>
          <table:table-cell table:style-name="Table35.A1" office:value-type="string">
            <text:p text:style-name="P38">1</text:p>
          </table:table-cell>
          <table:table-cell table:style-name="Table35.A1" office:value-type="string">
            <text:p text:style-name="P38">N</text:p>
          </table:table-cell>
        </table:table-row>
      </table:table>
      <text:p text:style-name="P24"/>
      <text:p text:style-name="P26">L’associazione <text:span text:style-name="T19">Appartenere</text:span> tra <text:span text:style-name="T20">Tipologia-Specialita</text:span><text:span text:style-name="T8"> </text:span>è di tipo 1:N.</text:p>
      <text:p text:style-name="P26"/>
      <text:p text:style-name="P22"><text:span text:style-name="T3">Associazione </text:span><text:span text:style-name="T21">Appartenere</text:span><text:span text:style-name="T3"> tra </text:span><text:span text:style-name="T22">Gara-Specialita</text:span><text:span text:style-name="T3">:</text:span></text:p>
      <text:p text:style-name="P23"/>
      <text:p text:style-name="P39">Ad una Specialita possono appartenere una o più Gare.</text:p>
      <text:p text:style-name="P39">Una Gara deve essere di una Specialita.</text:p>
      <text:p text:style-name="P24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37">Specialita</text:p>
          </table:table-cell>
          <table:table-cell table:style-name="Table36.A1" office:value-type="string">
            <text:p text:style-name="P37">Gara</text:p>
          </table:table-cell>
        </table:table-row>
        <table:table-row>
          <table:table-cell table:style-name="Table36.A1" office:value-type="string">
            <text:p text:style-name="P25">1 </text:p>
          </table:table-cell>
          <table:table-cell table:style-name="Table36.A1" office:value-type="string">
            <text:p text:style-name="P38">0..N</text:p>
          </table:table-cell>
        </table:table-row>
        <table:table-row table:style-name="Table36.3">
          <table:table-cell table:style-name="Table36.A1" office:value-type="string">
            <text:p text:style-name="P38">1..1</text:p>
          </table:table-cell>
          <table:table-cell table:style-name="Table36.A1" office:value-type="string">
            <text:p text:style-name="P25">1</text:p>
          </table:table-cell>
        </table:table-row>
        <table:table-row>
          <table:table-cell table:style-name="Table36.A1" office:value-type="string">
            <text:p text:style-name="P38">1</text:p>
          </table:table-cell>
          <table:table-cell table:style-name="Table36.A1" office:value-type="string">
            <text:p text:style-name="P38">N</text:p>
          </table:table-cell>
        </table:table-row>
      </table:table>
      <text:p text:style-name="P24"/>
      <text:p text:style-name="P26">L’associazione <text:span text:style-name="T19">Appartenere</text:span> tra <text:span text:style-name="T20">Specialita-Gara</text:span><text:span text:style-name="T8"> </text:span>è di tipo 1: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5:51:26.354855523</meta:creation-date>
    <dc:date>2025-06-11T12:46:55.903394272</dc:date>
    <meta:editing-duration>PT50M50S</meta:editing-duration>
    <meta:editing-cycles>4</meta:editing-cycles>
    <meta:generator>LibreOffice/24.8.4.2$Linux_X86_64 LibreOffice_project/bb3cfa12c7b1bf994ecc5649a80400d06cd71002</meta:generator>
    <meta:document-statistic meta:table-count="8" meta:image-count="0" meta:object-count="0" meta:page-count="3" meta:paragraph-count="116" meta:word-count="369" meta:character-count="2553" meta:non-whitespace-character-count="2307"/>
  </office:meta>
</office:document-meta>
</file>